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9.379cm"/>
    </style:style>
    <style:style style:name="co3" style:family="table-column">
      <style:table-column-properties fo:break-before="auto" style:column-width="3.849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2.923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381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75"/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26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26"/>
    <style:style style:name="ce6" style:family="table-cell" style:parent-style-name="Default" style:data-style-name="N11"/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yply-50times-comple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default-cell-style-name="ce12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row table:style-name="ro1">
          <table:table-cell table:style-name="ce1"/>
          <table:table-cell table:style-name="ce3"/>
          <table:table-cell table:style-name="ce11" office:value-type="string" calcext:value-type="string">
            <text:p>cold FUSE (s)</text:p>
          </table:table-cell>
          <table:table-cell table:style-name="ce11" office:value-type="string" calcext:value-type="string">
            <text:p>Hot FUSE (s)</text:p>
          </table:table-cell>
          <table:table-cell table:style-name="ce11" office:value-type="string" calcext:value-type="string">
            <text:p>vault total (s)</text:p>
          </table:table-cell>
          <table:table-cell table:style-name="ce11" office:value-type="string" calcext:value-type="string">
            <text:p>Vault – computation (s, baseline)</text:p>
          </table:table-cell>
          <table:table-cell table:number-columns-repeated="3" table:style-name="ce3" office:value-type="string" calcext:value-type="string">
            <text:p>results</text:p>
          </table:table-cell>
          <table:table-cell table:style-name="ce3" office:value-type="string" calcext:value-type="string">
            <text:p>waiting for graph (s)</text:p>
          </table:table-cell>
          <table:table-cell table:style-name="ce3" office:value-type="string" calcext:value-type="string">
            <text:p>waiting for graph ( overhead %)</text:p>
          </table:table-cell>
          <table:table-cell table:style-name="ce3" office:value-type="string" calcext:value-type="string">
            <text:p>waiting for hashes (s)</text:p>
          </table:table-cell>
          <table:table-cell table:style-name="ce3" office:value-type="string" calcext:value-type="string">
            <text:p>waiting for hashes (overhead %)</text:p>
          </table:table-cell>
          <table:table-cell table:style-name="ce3" office:value-type="string" calcext:value-type="string">
            <text:p>Waiting for objstorage (s)</text:p>
          </table:table-cell>
          <table:table-cell table:style-name="ce3" office:value-type="string" calcext:value-type="string">
            <text:p>Waiting for objstorage ( %)</text:p>
          </table:table-cell>
          <table:table-cell table:style-name="ce3" office:value-type="string" calcext:value-type="string">
            <text:p>cold FUSE overhead (s)</text:p>
          </table:table-cell>
          <table:table-cell table:style-name="ce3" office:value-type="string" calcext:value-type="string">
            <text:p>cold FUSE overhead ( %)</text:p>
          </table:table-cell>
          <table:table-cell table:style-name="ce3" office:value-type="string" calcext:value-type="string">
            <text:p>hot FUSE overhead (s)</text:p>
          </table:table-cell>
          <table:table-cell table:style-name="ce3" office:value-type="string" calcext:value-type="string">
            <text:p>hot FUSE overhead ( %)</text:p>
          </table:table-cell>
          <table:table-cell table:style-name="ce3" office:value-type="string" calcext:value-type="string">
            <text:p>Vault vs, Cold FUSE</text:p>
          </table:table-cell>
        </table:table-row>
        <table:table-row table:style-name="ro2">
          <table:table-cell table:style-name="ce2" office:value-type="date" office:date-value="2025-04-11T14:22:49" calcext:value-type="date">
            <text:p>2025-04-11T14:22:49</text:p>
          </table:table-cell>
          <table:table-cell office:value-type="string" calcext:value-type="string">
            <text:p>swh:1:dir:a898245a006d32098d29275008db379b8c158f3e</text:p>
          </table:table-cell>
          <table:table-cell office:value-type="float" office:value="0.726672125048935" calcext:value-type="float">
            <text:p>0,727</text:p>
          </table:table-cell>
          <table:table-cell office:value-type="float" office:value="0.0499671059660614" calcext:value-type="float">
            <text:p>0,050</text:p>
          </table:table-cell>
          <table:table-cell office:value-type="float" office:value="1.64998381910846" calcext:value-type="float">
            <text:p>1,650</text:p>
          </table:table-cell>
          <table:table-cell office:value-type="float" office:value="0.0322547950781882" calcext:value-type="float">
            <text:p>0,032</text:p>
          </table:table-cell>
          <table:table-cell table:number-columns-repeated="3" office:value-type="string" calcext:value-type="string">
            <text:p>88,32% Python</text:p>
          </table:table-cell>
          <table:table-cell office:value-type="float" office:value="0.243047" calcext:value-type="float">
            <text:p>0,243047</text:p>
          </table:table-cell>
          <table:table-cell table:style-name="ce6" table:formula="of:=[.J2]/[.P2]" office:value-type="percentage" office:value="0.350001345747288" calcext:value-type="percentage">
            <text:p>35,00 %</text:p>
          </table:table-cell>
          <table:table-cell office:value-type="float" office:value="0.00127" calcext:value-type="float">
            <text:p>0,00127</text:p>
          </table:table-cell>
          <table:table-cell table:style-name="ce6" table:formula="of:=[.L2]/[.P2]" office:value-type="percentage" office:value="0.00182887140799539" calcext:value-type="percentage">
            <text:p>0,18 %</text:p>
          </table:table-cell>
          <table:table-cell office:value-type="float" office:value="0.126624" calcext:value-type="float">
            <text:p>0,126624</text:p>
          </table:table-cell>
          <table:table-cell table:style-name="ce6" table:formula="of:=[.N2]/[.P2]" office:value-type="percentage" office:value="0.182345679658274" calcext:value-type="percentage">
            <text:p>18,23 %</text:p>
          </table:table-cell>
          <table:table-cell table:style-name="ce7" table:formula="of:=[.C2]-[.F2]" office:value-type="float" office:value="0.694417329970747" calcext:value-type="float">
            <text:p>0,69</text:p>
          </table:table-cell>
          <table:table-cell table:style-name="ce6" table:formula="of:=[.P2]/[.F2]" office:value-type="percentage" office:value="21.5291192607928" calcext:value-type="percentage">
            <text:p>2152,91 %</text:p>
          </table:table-cell>
          <table:table-cell table:style-name="ce7" table:formula="of:=[.D2]-[.F2]" office:value-type="float" office:value="0.0177123108878732" calcext:value-type="float">
            <text:p>0,02</text:p>
          </table:table-cell>
          <table:table-cell table:style-name="ce6" table:formula="of:=[.R2]/[.F2]" office:value-type="percentage" office:value="0.549137294003485" calcext:value-type="percentage">
            <text:p>54,91 %</text:p>
          </table:table-cell>
          <table:table-cell table:style-name="ce6" table:formula="of:=[.E2]/[.C2]" office:value-type="percentage" office:value="2.2706028788394" calcext:value-type="percentage">
            <text:p>227,06 %</text:p>
          </table:table-cell>
        </table:table-row>
        <table:table-row table:style-name="ro2">
          <table:table-cell table:style-name="ce2" office:value-type="date" office:date-value="2025-04-11T14:22:58" calcext:value-type="date">
            <text:p>2025-04-11T14:22:58</text:p>
          </table:table-cell>
          <table:table-cell office:value-type="string" calcext:value-type="string">
            <text:p>swh:1:dir:7fe3ad7b879b5daae8df1b9e112a775bcf78b83e</text:p>
          </table:table-cell>
          <table:table-cell office:value-type="float" office:value="0.260736781172454" calcext:value-type="float">
            <text:p>0,261</text:p>
          </table:table-cell>
          <table:table-cell office:value-type="float" office:value="0.0251015517860651" calcext:value-type="float">
            <text:p>0,025</text:p>
          </table:table-cell>
          <table:table-cell office:value-type="float" office:value="6.16945891478099" calcext:value-type="float">
            <text:p>6,169</text:p>
          </table:table-cell>
          <table:table-cell office:value-type="float" office:value="0.0169130868744105" calcext:value-type="float">
            <text:p>0,017</text:p>
          </table:table-cell>
          <table:table-cell office:value-type="string" calcext:value-type="string">
            <text:p>96,49% Python</text:p>
          </table:table-cell>
          <table:table-cell table:number-columns-repeated="2" office:value-type="string" calcext:value-type="string">
            <text:p>96,52% Python</text:p>
          </table:table-cell>
          <table:table-cell office:value-type="float" office:value="0.029323" calcext:value-type="float">
            <text:p>0,029323</text:p>
          </table:table-cell>
          <table:table-cell table:style-name="ce6" table:formula="of:=[.J3]/[.P3]" office:value-type="percentage" office:value="0.120263127356918" calcext:value-type="percentage">
            <text:p>12,03 %</text:p>
          </table:table-cell>
          <table:table-cell office:value-type="float" office:value="0.000211" calcext:value-type="float">
            <text:p>0,000211</text:p>
          </table:table-cell>
          <table:table-cell table:style-name="ce6" table:formula="of:=[.L3]/[.P3]" office:value-type="percentage" office:value="0.000865379390659544" calcext:value-type="percentage">
            <text:p>0,09 %</text:p>
          </table:table-cell>
          <table:table-cell office:value-type="float" office:value="0.017818" calcext:value-type="float">
            <text:p>0,017818</text:p>
          </table:table-cell>
          <table:table-cell table:style-name="ce6" table:formula="of:=[.N3]/[.P3]" office:value-type="percentage" office:value="0.0730773932832784" calcext:value-type="percentage">
            <text:p>7,31 %</text:p>
          </table:table-cell>
          <table:table-cell table:style-name="ce7" table:formula="of:=[.C3]-[.F3]" office:value-type="float" office:value="0.243823694298044" calcext:value-type="float">
            <text:p>0,24</text:p>
          </table:table-cell>
          <table:table-cell table:style-name="ce6" table:formula="of:=[.P3]/[.F3]" office:value-type="percentage" office:value="14.4162739840797" calcext:value-type="percentage">
            <text:p>1441,63 %</text:p>
          </table:table-cell>
          <table:table-cell table:style-name="ce7" table:formula="of:=[.D3]-[.F3]" office:value-type="float" office:value="0.00818846491165459" calcext:value-type="float">
            <text:p>0,01</text:p>
          </table:table-cell>
          <table:table-cell table:style-name="ce6" table:formula="of:=[.R3]/[.F3]" office:value-type="percentage" office:value="0.484149639415838" calcext:value-type="percentage">
            <text:p>48,41 %</text:p>
          </table:table-cell>
          <table:table-cell table:style-name="ce6" table:formula="of:=[.E3]/[.C3]" office:value-type="percentage" office:value="23.6616364098644" calcext:value-type="percentage">
            <text:p>2366,16 %</text:p>
          </table:table-cell>
        </table:table-row>
        <table:table-row table:style-name="ro2">
          <table:table-cell table:style-name="ce2" office:value-type="date" office:date-value="2025-04-11T14:23:12" calcext:value-type="date">
            <text:p>2025-04-11T14:23:12</text:p>
          </table:table-cell>
          <table:table-cell office:value-type="string" calcext:value-type="string">
            <text:p>swh:1:dir:0507f0f9cf6454a9fcee009077005737791e08fa</text:p>
          </table:table-cell>
          <table:table-cell office:value-type="float" office:value="0.304728765971959" calcext:value-type="float">
            <text:p>0,305</text:p>
          </table:table-cell>
          <table:table-cell office:value-type="float" office:value="0.0688705020584166" calcext:value-type="float">
            <text:p>0,069</text:p>
          </table:table-cell>
          <table:table-cell office:value-type="float" office:value="1.01990521792322" calcext:value-type="float">
            <text:p>1,020</text:p>
          </table:table-cell>
          <table:table-cell office:value-type="float" office:value="0.0248314130585641" calcext:value-type="float">
            <text:p>0,025</text:p>
          </table:table-cell>
          <table:table-cell office:value-type="string" calcext:value-type="string">
            <text:p>90,04% Python</text:p>
          </table:table-cell>
          <table:table-cell office:value-type="string" calcext:value-type="string">
            <text:p>89,85% Python</text:p>
          </table:table-cell>
          <table:table-cell office:value-type="string" calcext:value-type="string">
            <text:p>89,92% Python</text:p>
          </table:table-cell>
          <table:table-cell office:value-type="float" office:value="0.330092" calcext:value-type="float">
            <text:p>0,330092</text:p>
          </table:table-cell>
          <table:table-cell table:style-name="ce6" table:formula="of:=[.J4]/[.P4]" office:value-type="percentage" office:value="1.17933233938849" calcext:value-type="percentage">
            <text:p>117,93 %</text:p>
          </table:table-cell>
          <table:table-cell office:value-type="float" office:value="0.000358" calcext:value-type="float">
            <text:p>0,000358</text:p>
          </table:table-cell>
          <table:table-cell table:style-name="ce6" table:formula="of:=[.L4]/[.P4]" office:value-type="percentage" office:value="0.00127904032058057" calcext:value-type="percentage">
            <text:p>0,13 %</text:p>
          </table:table-cell>
          <table:table-cell office:value-type="float" office:value="0.00914" calcext:value-type="float">
            <text:p>0,00914</text:p>
          </table:table-cell>
          <table:table-cell table:style-name="ce6" table:formula="of:=[.N4]/[.P4]" office:value-type="percentage" office:value="0.0326548282963865" calcext:value-type="percentage">
            <text:p>3,27 %</text:p>
          </table:table-cell>
          <table:table-cell table:style-name="ce7" table:formula="of:=[.C4]-[.F4]" office:value-type="float" office:value="0.279897352913395" calcext:value-type="float">
            <text:p>0,28</text:p>
          </table:table-cell>
          <table:table-cell table:style-name="ce6" table:formula="of:=[.P4]/[.F4]" office:value-type="percentage" office:value="11.271905962551" calcext:value-type="percentage">
            <text:p>1127,19 %</text:p>
          </table:table-cell>
          <table:table-cell table:style-name="ce7" table:formula="of:=[.D4]-[.F4]" office:value-type="float" office:value="0.0440390889998525" calcext:value-type="float">
            <text:p>0,04</text:p>
          </table:table-cell>
          <table:table-cell table:style-name="ce6" table:formula="of:=[.R4]/[.F4]" office:value-type="percentage" office:value="1.77352327457112" calcext:value-type="percentage">
            <text:p>177,35 %</text:p>
          </table:table-cell>
          <table:table-cell table:style-name="ce6" table:formula="of:=[.E4]/[.C4]" office:value-type="percentage" office:value="3.34692793005658" calcext:value-type="percentage">
            <text:p>334,69 %</text:p>
          </table:table-cell>
        </table:table-row>
        <table:table-row table:style-name="ro2">
          <table:table-cell table:style-name="ce2" office:value-type="date" office:date-value="2025-04-11T14:23:20" calcext:value-type="date">
            <text:p>2025-04-11T14:23:20</text:p>
          </table:table-cell>
          <table:table-cell office:value-type="string" calcext:value-type="string">
            <text:p>swh:1:dir:73cd732989e09f751390cc63cea3314dbb4df71e</text:p>
          </table:table-cell>
          <table:table-cell office:value-type="float" office:value="0.194008607184514" calcext:value-type="float">
            <text:p>0,194</text:p>
          </table:table-cell>
          <table:table-cell office:value-type="float" office:value="0.0483312588185072" calcext:value-type="float">
            <text:p>0,048</text:p>
          </table:table-cell>
          <table:table-cell office:value-type="float" office:value="0.988578805001453" calcext:value-type="float">
            <text:p>0,989</text:p>
          </table:table-cell>
          <table:table-cell office:value-type="float" office:value="0.0219027728307992" calcext:value-type="float">
            <text:p>0,022</text:p>
          </table:table-cell>
          <table:table-cell table:number-columns-repeated="3" office:value-type="string" calcext:value-type="string">
            <text:p>100,00% Python</text:p>
          </table:table-cell>
          <table:table-cell office:value-type="float" office:value="0.246432" calcext:value-type="float">
            <text:p>0,246432</text:p>
          </table:table-cell>
          <table:table-cell table:style-name="ce6" table:formula="of:=[.J5]/[.P5]" office:value-type="percentage" office:value="1.43186313773378" calcext:value-type="percentage">
            <text:p>143,19 %</text:p>
          </table:table-cell>
          <table:table-cell office:value-type="float" office:value="0.000238" calcext:value-type="float">
            <text:p>0,000238</text:p>
          </table:table-cell>
          <table:table-cell table:style-name="ce6" table:formula="of:=[.L5]/[.P5]" office:value-type="percentage" office:value="0.00138287002816452" calcext:value-type="percentage">
            <text:p>0,14 %</text:p>
          </table:table-cell>
          <table:table-cell office:value-type="float" office:value="0.007914" calcext:value-type="float">
            <text:p>0,007914</text:p>
          </table:table-cell>
          <table:table-cell table:style-name="ce6" table:formula="of:=[.N5]/[.P5]" office:value-type="percentage" office:value="0.045983333625605" calcext:value-type="percentage">
            <text:p>4,60 %</text:p>
          </table:table-cell>
          <table:table-cell table:style-name="ce7" table:formula="of:=[.C5]-[.F5]" office:value-type="float" office:value="0.172105834353715" calcext:value-type="float">
            <text:p>0,17</text:p>
          </table:table-cell>
          <table:table-cell table:style-name="ce6" table:formula="of:=[.P5]/[.F5]" office:value-type="percentage" office:value="7.85771900586503" calcext:value-type="percentage">
            <text:p>785,77 %</text:p>
          </table:table-cell>
          <table:table-cell table:style-name="ce7" table:formula="of:=[.D5]-[.F5]" office:value-type="float" office:value="0.026428485987708" calcext:value-type="float">
            <text:p>0,03</text:p>
          </table:table-cell>
          <table:table-cell table:style-name="ce6" table:formula="of:=[.R5]/[.F5]" office:value-type="percentage" office:value="1.20662740703519" calcext:value-type="percentage">
            <text:p>120,66 %</text:p>
          </table:table-cell>
          <table:table-cell table:style-name="ce6" table:formula="of:=[.E5]/[.C5]" office:value-type="percentage" office:value="5.09554096257828" calcext:value-type="percentage">
            <text:p>509,55 %</text:p>
          </table:table-cell>
        </table:table-row>
        <table:table-row table:style-name="ro2">
          <table:table-cell table:style-name="ce2" office:value-type="date" office:date-value="2025-04-11T14:23:40" calcext:value-type="date">
            <text:p>2025-04-11T14:23:40</text:p>
          </table:table-cell>
          <table:table-cell office:value-type="string" calcext:value-type="string">
            <text:p>swh:1:dir:919f8c3d304f28367a37a1259fe06244942b5a7c</text:p>
          </table:table-cell>
          <table:table-cell office:value-type="float" office:value="0.600640675053001" calcext:value-type="float">
            <text:p>0,601</text:p>
          </table:table-cell>
          <table:table-cell office:value-type="float" office:value="0.0528990309685469" calcext:value-type="float">
            <text:p>0,053</text:p>
          </table:table-cell>
          <table:table-cell office:value-type="float" office:value="1.1788943358697" calcext:value-type="float">
            <text:p>1,179</text:p>
          </table:table-cell>
          <table:table-cell office:value-type="float" office:value="0.0226769829168916" calcext:value-type="float">
            <text:p>0,023</text:p>
          </table:table-cell>
          <table:table-cell table:number-columns-repeated="2" office:value-type="string" calcext:value-type="string">
            <text:p>44,44% Shell</text:p>
          </table:table-cell>
          <table:table-cell office:value-type="string" calcext:value-type="string">
            <text:p>44,44% Python</text:p>
          </table:table-cell>
          <table:table-cell office:value-type="float" office:value="0.301174" calcext:value-type="float">
            <text:p>0,301174</text:p>
          </table:table-cell>
          <table:table-cell table:style-name="ce6" table:formula="of:=[.J6]/[.P6]" office:value-type="percentage" office:value="0.521095017036251" calcext:value-type="percentage">
            <text:p>52,11 %</text:p>
          </table:table-cell>
          <table:table-cell office:value-type="float" office:value="0.001221" calcext:value-type="float">
            <text:p>0,001221</text:p>
          </table:table-cell>
          <table:table-cell table:style-name="ce6" table:formula="of:=[.L6]/[.P6]" office:value-type="percentage" office:value="0.00211258945261298" calcext:value-type="percentage">
            <text:p>0,21 %</text:p>
          </table:table-cell>
          <table:table-cell office:value-type="float" office:value="0.125769" calcext:value-type="float">
            <text:p>0,125769</text:p>
          </table:table-cell>
          <table:table-cell table:style-name="ce6" table:formula="of:=[.N6]/[.P6]" office:value-type="percentage" office:value="0.217607094894089" calcext:value-type="percentage">
            <text:p>21,76 %</text:p>
          </table:table-cell>
          <table:table-cell table:style-name="ce7" table:formula="of:=[.C6]-[.F6]" office:value-type="float" office:value="0.577963692136109" calcext:value-type="float">
            <text:p>0,58</text:p>
          </table:table-cell>
          <table:table-cell table:style-name="ce6" table:formula="of:=[.P6]/[.F6]" office:value-type="percentage" office:value="25.486798409395" calcext:value-type="percentage">
            <text:p>2548,68 %</text:p>
          </table:table-cell>
          <table:table-cell table:style-name="ce7" table:formula="of:=[.D6]-[.F6]" office:value-type="float" office:value="0.0302220480516553" calcext:value-type="float">
            <text:p>0,03</text:p>
          </table:table-cell>
          <table:table-cell table:style-name="ce6" table:formula="of:=[.R6]/[.F6]" office:value-type="percentage" office:value="1.33271909064868" calcext:value-type="percentage">
            <text:p>133,27 %</text:p>
          </table:table-cell>
          <table:table-cell table:style-name="ce6" table:formula="of:=[.E6]/[.C6]" office:value-type="percentage" office:value="1.9627281082249" calcext:value-type="percentage">
            <text:p>196,27 %</text:p>
          </table:table-cell>
        </table:table-row>
        <table:table-row table:style-name="ro2">
          <table:table-cell table:style-name="ce2" office:value-type="date" office:date-value="2025-04-11T14:24:00" calcext:value-type="date">
            <text:p>2025-04-11T14:24:00</text:p>
          </table:table-cell>
          <table:table-cell office:value-type="string" calcext:value-type="string">
            <text:p>swh:1:dir:3ef7c1c8aced3b744f091e1e3b32255e97eb9a2b</text:p>
          </table:table-cell>
          <table:table-cell office:value-type="float" office:value="0.137249167077243" calcext:value-type="float">
            <text:p>0,137</text:p>
          </table:table-cell>
          <table:table-cell office:value-type="float" office:value="0.0274297911673784" calcext:value-type="float">
            <text:p>0,027</text:p>
          </table:table-cell>
          <table:table-cell office:value-type="float" office:value="1.20746523002163" calcext:value-type="float">
            <text:p>1,207</text:p>
          </table:table-cell>
          <table:table-cell office:value-type="float" office:value="0.0185482238885015" calcext:value-type="float">
            <text:p>0,019</text:p>
          </table:table-cell>
          <table:table-cell table:number-columns-repeated="3" office:value-type="string" calcext:value-type="string">
            <text:p>98,49% Python</text:p>
          </table:table-cell>
          <table:table-cell office:value-type="float" office:value="0.103681" calcext:value-type="float">
            <text:p>0,103681</text:p>
          </table:table-cell>
          <table:table-cell table:style-name="ce6" table:formula="of:=[.J7]/[.P7]" office:value-type="percentage" office:value="0.87346399459641" calcext:value-type="percentage">
            <text:p>87,35 %</text:p>
          </table:table-cell>
          <table:table-cell office:value-type="float" office:value="0.000247" calcext:value-type="float">
            <text:p>0,000247</text:p>
          </table:table-cell>
          <table:table-cell table:style-name="ce6" table:formula="of:=[.L7]/[.P7]" office:value-type="percentage" office:value="0.00208085962389747" calcext:value-type="percentage">
            <text:p>0,21 %</text:p>
          </table:table-cell>
          <table:table-cell office:value-type="float" office:value="0.019148" calcext:value-type="float">
            <text:p>0,019148</text:p>
          </table:table-cell>
          <table:table-cell table:style-name="ce6" table:formula="of:=[.N7]/[.P7]" office:value-type="percentage" office:value="0.16131295578295" calcext:value-type="percentage">
            <text:p>16,13 %</text:p>
          </table:table-cell>
          <table:table-cell table:style-name="ce7" table:formula="of:=[.C7]-[.F7]" office:value-type="float" office:value="0.118700943188742" calcext:value-type="float">
            <text:p>0,12</text:p>
          </table:table-cell>
          <table:table-cell table:style-name="ce6" table:formula="of:=[.P7]/[.F7]" office:value-type="percentage" office:value="6.39958542134739" calcext:value-type="percentage">
            <text:p>639,96 %</text:p>
          </table:table-cell>
          <table:table-cell table:style-name="ce7" table:formula="of:=[.D7]-[.F7]" office:value-type="float" office:value="0.0088815672788769" calcext:value-type="float">
            <text:p>0,01</text:p>
          </table:table-cell>
          <table:table-cell table:style-name="ce6" table:formula="of:=[.R7]/[.F7]" office:value-type="percentage" office:value="0.478836536170064" calcext:value-type="percentage">
            <text:p>47,88 %</text:p>
          </table:table-cell>
          <table:table-cell table:style-name="ce6" table:formula="of:=[.E7]/[.C7]" office:value-type="percentage" office:value="8.79761426415119" calcext:value-type="percentage">
            <text:p>879,76 %</text:p>
          </table:table-cell>
        </table:table-row>
        <table:table-row table:style-name="ro2">
          <table:table-cell table:style-name="ce2" office:value-type="date" office:date-value="2025-04-11T14:24:51" calcext:value-type="date">
            <text:p>2025-04-11T14:24:51</text:p>
          </table:table-cell>
          <table:table-cell office:value-type="string" calcext:value-type="string">
            <text:p>swh:1:dir:ee0ede99c0784e8e0c61cfd036a2c59d113d7957</text:p>
          </table:table-cell>
          <table:table-cell office:value-type="float" office:value="6.74782668496482" calcext:value-type="float">
            <text:p>6,748</text:p>
          </table:table-cell>
          <table:table-cell office:value-type="float" office:value="1.92891466408037" calcext:value-type="float">
            <text:p>1,929</text:p>
          </table:table-cell>
          <table:table-cell office:value-type="float" office:value="1.43817592202686" calcext:value-type="float">
            <text:p>1,438</text:p>
          </table:table-cell>
          <table:table-cell office:value-type="float" office:value="0.0400005241390318" calcext:value-type="float">
            <text:p>0,040</text:p>
          </table:table-cell>
          <table:table-cell table:number-columns-repeated="2" office:value-type="string" calcext:value-type="string">
            <text:p>91,15% Python</text:p>
          </table:table-cell>
          <table:table-cell office:value-type="string" calcext:value-type="string">
            <text:p>91,19% Python</text:p>
          </table:table-cell>
          <table:table-cell office:value-type="float" office:value="5.66226" calcext:value-type="float">
            <text:p>5,66226</text:p>
          </table:table-cell>
          <table:table-cell table:style-name="ce6" table:formula="of:=[.J8]/[.P8]" office:value-type="percentage" office:value="0.84412742134971" calcext:value-type="percentage">
            <text:p>84,41 %</text:p>
          </table:table-cell>
          <table:table-cell office:value-type="float" office:value="0.008704" calcext:value-type="float">
            <text:p>0,008704</text:p>
          </table:table-cell>
          <table:table-cell table:style-name="ce6" table:formula="of:=[.L8]/[.P8]" office:value-type="percentage" office:value="0.0012975887852956" calcext:value-type="percentage">
            <text:p>0,13 %</text:p>
          </table:table-cell>
          <table:table-cell office:value-type="float" office:value="0.132119" calcext:value-type="float">
            <text:p>0,132119</text:p>
          </table:table-cell>
          <table:table-cell table:style-name="ce6" table:formula="of:=[.N8]/[.P8]" office:value-type="percentage" office:value="0.0196962468663223" calcext:value-type="percentage">
            <text:p>1,97 %</text:p>
          </table:table-cell>
          <table:table-cell table:style-name="ce7" table:formula="of:=[.C8]-[.F8]" office:value-type="float" office:value="6.70782616082579" calcext:value-type="float">
            <text:p>6,71</text:p>
          </table:table-cell>
          <table:table-cell table:style-name="ce6" table:formula="of:=[.P8]/[.F8]" office:value-type="percentage" office:value="167.693456653495" calcext:value-type="percentage">
            <text:p>16769,35 %</text:p>
          </table:table-cell>
          <table:table-cell table:style-name="ce7" table:formula="of:=[.D8]-[.F8]" office:value-type="float" office:value="1.88891413994133" calcext:value-type="float">
            <text:p>1,89</text:p>
          </table:table-cell>
          <table:table-cell table:style-name="ce6" table:formula="of:=[.R8]/[.F8]" office:value-type="percentage" office:value="47.2222347231237" calcext:value-type="percentage">
            <text:p>4722,22 %</text:p>
          </table:table-cell>
          <table:table-cell table:style-name="ce6" table:formula="of:=[.E8]/[.C8]" office:value-type="percentage" office:value="0.213131722133784" calcext:value-type="percentage">
            <text:p>21,31 %</text:p>
          </table:table-cell>
        </table:table-row>
        <table:table-row table:style-name="ro2">
          <table:table-cell table:style-name="ce2" office:value-type="date" office:date-value="2025-04-11T14:25:19" calcext:value-type="date">
            <text:p>2025-04-11T14:25:19</text:p>
          </table:table-cell>
          <table:table-cell office:value-type="string" calcext:value-type="string">
            <text:p>swh:1:dir:547133db136f42fbed994584bab6dde1a946b39e</text:p>
          </table:table-cell>
          <table:table-cell office:value-type="float" office:value="13.7289799619466" calcext:value-type="float">
            <text:p>13,729</text:p>
          </table:table-cell>
          <table:table-cell office:value-type="float" office:value="3.41578306094743" calcext:value-type="float">
            <text:p>3,416</text:p>
          </table:table-cell>
          <table:table-cell office:value-type="float" office:value="1.88191444496624" calcext:value-type="float">
            <text:p>1,882</text:p>
          </table:table-cell>
          <table:table-cell office:value-type="float" office:value="0.0618725209496915" calcext:value-type="float">
            <text:p>0,062</text:p>
          </table:table-cell>
          <table:table-cell office:value-type="string" calcext:value-type="string">
            <text:p>93,17% Python</text:p>
          </table:table-cell>
          <table:table-cell office:value-type="string" calcext:value-type="string">
            <text:p>93,16% Python</text:p>
          </table:table-cell>
          <table:table-cell office:value-type="string" calcext:value-type="string">
            <text:p>93,10% Python</text:p>
          </table:table-cell>
          <table:table-cell office:value-type="float" office:value="11.148512" calcext:value-type="float">
            <text:p>11,148512</text:p>
          </table:table-cell>
          <table:table-cell table:style-name="ce6" table:formula="of:=[.J9]/[.P9]" office:value-type="percentage" office:value="0.815718472114887" calcext:value-type="percentage">
            <text:p>81,57 %</text:p>
          </table:table-cell>
          <table:table-cell office:value-type="float" office:value="0.018388" calcext:value-type="float">
            <text:p>0,018388</text:p>
          </table:table-cell>
          <table:table-cell table:style-name="ce6" table:formula="of:=[.L9]/[.P9]" office:value-type="percentage" office:value="0.00134542002244322" calcext:value-type="percentage">
            <text:p>0,13 %</text:p>
          </table:table-cell>
          <table:table-cell office:value-type="float" office:value="0.254401" calcext:value-type="float">
            <text:p>0,254401</text:p>
          </table:table-cell>
          <table:table-cell table:style-name="ce6" table:formula="of:=[.N9]/[.P9]" office:value-type="percentage" office:value="0.0186141069789851" calcext:value-type="percentage">
            <text:p>1,86 %</text:p>
          </table:table-cell>
          <table:table-cell table:style-name="ce7" table:formula="of:=[.C9]-[.F9]" office:value-type="float" office:value="13.6671074409969" calcext:value-type="float">
            <text:p>13,67</text:p>
          </table:table-cell>
          <table:table-cell table:style-name="ce6" table:formula="of:=[.P9]/[.F9]" office:value-type="percentage" office:value="220.891394616192" calcext:value-type="percentage">
            <text:p>22089,14 %</text:p>
          </table:table-cell>
          <table:table-cell table:style-name="ce7" table:formula="of:=[.D9]-[.F9]" office:value-type="float" office:value="3.35391053999774" calcext:value-type="float">
            <text:p>3,35</text:p>
          </table:table-cell>
          <table:table-cell table:style-name="ce6" table:formula="of:=[.R9]/[.F9]" office:value-type="percentage" office:value="54.2067866076574" calcext:value-type="percentage">
            <text:p>5420,68 %</text:p>
          </table:table-cell>
          <table:table-cell table:style-name="ce6" table:formula="of:=[.E9]/[.C9]" office:value-type="percentage" office:value="0.137076057375162" calcext:value-type="percentage">
            <text:p>13,71 %</text:p>
          </table:table-cell>
        </table:table-row>
        <table:table-row table:style-name="ro2">
          <table:table-cell table:style-name="ce2" office:value-type="date" office:date-value="2025-04-11T14:26:50" calcext:value-type="date">
            <text:p>2025-04-11T14:26:50</text:p>
          </table:table-cell>
          <table:table-cell office:value-type="string" calcext:value-type="string">
            <text:p>swh:1:dir:4d29ba104c5578c99b281cf1868da5be040b1d08</text:p>
          </table:table-cell>
          <table:table-cell office:value-type="float" office:value="5.77435493585654" calcext:value-type="float">
            <text:p>5,774</text:p>
          </table:table-cell>
          <table:table-cell office:value-type="float" office:value="1.64947379822843" calcext:value-type="float">
            <text:p>1,649</text:p>
          </table:table-cell>
          <table:table-cell office:value-type="float" office:value="1.61532446020283" calcext:value-type="float">
            <text:p>1,615</text:p>
          </table:table-cell>
          <table:table-cell office:value-type="float" office:value="0.0379409841261804" calcext:value-type="float">
            <text:p>0,038</text:p>
          </table:table-cell>
          <table:table-cell table:number-columns-repeated="2" office:value-type="string" calcext:value-type="string">
            <text:p>61,88% Python</text:p>
          </table:table-cell>
          <table:table-cell office:value-type="string" calcext:value-type="string">
            <text:p>61,76% Python</text:p>
          </table:table-cell>
          <table:table-cell office:value-type="float" office:value="5.787205" calcext:value-type="float">
            <text:p>5,787205</text:p>
          </table:table-cell>
          <table:table-cell table:style-name="ce6" table:formula="of:=[.J10]/[.P10]" office:value-type="percentage" office:value="1.00885414628321" calcext:value-type="percentage">
            <text:p>100,89 %</text:p>
          </table:table-cell>
          <table:table-cell office:value-type="float" office:value="0.002298" calcext:value-type="float">
            <text:p>0,002298</text:p>
          </table:table-cell>
          <table:table-cell table:style-name="ce6" table:formula="of:=[.L10]/[.P10]" office:value-type="percentage" office:value="0.00040059870492903" calcext:value-type="percentage">
            <text:p>0,04 %</text:p>
          </table:table-cell>
          <table:table-cell office:value-type="float" office:value="0.030554" calcext:value-type="float">
            <text:p>0,030554</text:p>
          </table:table-cell>
          <table:table-cell table:style-name="ce6" table:formula="of:=[.N10]/[.P10]" office:value-type="percentage" office:value="0.00532632412114951" calcext:value-type="percentage">
            <text:p>0,53 %</text:p>
          </table:table-cell>
          <table:table-cell table:style-name="ce7" table:formula="of:=[.C10]-[.F10]" office:value-type="float" office:value="5.73641395173036" calcext:value-type="float">
            <text:p>5,74</text:p>
          </table:table-cell>
          <table:table-cell table:style-name="ce6" table:formula="of:=[.P10]/[.F10]" office:value-type="percentage" office:value="151.193072184231" calcext:value-type="percentage">
            <text:p>15119,31 %</text:p>
          </table:table-cell>
          <table:table-cell table:style-name="ce7" table:formula="of:=[.D10]-[.F10]" office:value-type="float" office:value="1.61153281410225" calcext:value-type="float">
            <text:p>1,61</text:p>
          </table:table-cell>
          <table:table-cell table:style-name="ce6" table:formula="of:=[.R10]/[.F10]" office:value-type="percentage" office:value="42.4747236060817" calcext:value-type="percentage">
            <text:p>4247,47 %</text:p>
          </table:table-cell>
          <table:table-cell table:style-name="ce6" table:formula="of:=[.E10]/[.C10]" office:value-type="percentage" office:value="0.279741110157999" calcext:value-type="percentage">
            <text:p>27,97 %</text:p>
          </table:table-cell>
        </table:table-row>
        <table:table-row table:style-name="ro2">
          <table:table-cell table:style-name="ce2" office:value-type="date" office:date-value="2025-04-11T14:27:27" calcext:value-type="date">
            <text:p>2025-04-11T14:27:27</text:p>
          </table:table-cell>
          <table:table-cell office:value-type="string" calcext:value-type="string">
            <text:p>swh:1:dir:0c66fe4724121136da7d65d60983659b9e1a9dc2</text:p>
          </table:table-cell>
          <table:table-cell office:value-type="float" office:value="9.34834789298475" calcext:value-type="float">
            <text:p>9,348</text:p>
          </table:table-cell>
          <table:table-cell office:value-type="float" office:value="2.5108927518595" calcext:value-type="float">
            <text:p>2,511</text:p>
          </table:table-cell>
          <table:table-cell office:value-type="float" office:value="1.67455640994012" calcext:value-type="float">
            <text:p>1,675</text:p>
          </table:table-cell>
          <table:table-cell office:value-type="float" office:value="0.0454417171422392" calcext:value-type="float">
            <text:p>0,045</text:p>
          </table:table-cell>
          <table:table-cell table:number-columns-repeated="2" office:value-type="string" calcext:value-type="string">
            <text:p>93,19% Python</text:p>
          </table:table-cell>
          <table:table-cell office:value-type="string" calcext:value-type="string">
            <text:p>93,11% Python</text:p>
          </table:table-cell>
          <table:table-cell office:value-type="float" office:value="7.624792" calcext:value-type="float">
            <text:p>7,624792</text:p>
          </table:table-cell>
          <table:table-cell table:style-name="ce6" table:formula="of:=[.J11]/[.P11]" office:value-type="percentage" office:value="0.819613984692205" calcext:value-type="percentage">
            <text:p>81,96 %</text:p>
          </table:table-cell>
          <table:table-cell office:value-type="float" office:value="0.012997" calcext:value-type="float">
            <text:p>0,012997</text:p>
          </table:table-cell>
          <table:table-cell table:style-name="ce6" table:formula="of:=[.L11]/[.P11]" office:value-type="percentage" office:value="0.0013970903021413" calcext:value-type="percentage">
            <text:p>0,14 %</text:p>
          </table:table-cell>
          <table:table-cell office:value-type="float" office:value="0.175184" calcext:value-type="float">
            <text:p>0,175184</text:p>
          </table:table-cell>
          <table:table-cell table:style-name="ce6" table:formula="of:=[.N11]/[.P11]" office:value-type="percentage" office:value="0.018831104677258" calcext:value-type="percentage">
            <text:p>1,88 %</text:p>
          </table:table-cell>
          <table:table-cell table:style-name="ce7" table:formula="of:=[.C11]-[.F11]" office:value-type="float" office:value="9.30290617584251" calcext:value-type="float">
            <text:p>9,30</text:p>
          </table:table-cell>
          <table:table-cell table:style-name="ce6" table:formula="of:=[.P11]/[.F11]" office:value-type="percentage" office:value="204.721713018085" calcext:value-type="percentage">
            <text:p>20472,17 %</text:p>
          </table:table-cell>
          <table:table-cell table:style-name="ce7" table:formula="of:=[.D11]-[.F11]" office:value-type="float" office:value="2.46545103471726" calcext:value-type="float">
            <text:p>2,47</text:p>
          </table:table-cell>
          <table:table-cell table:style-name="ce6" table:formula="of:=[.R11]/[.F11]" office:value-type="percentage" office:value="54.2552348319066" calcext:value-type="percentage">
            <text:p>5425,52 %</text:p>
          </table:table-cell>
          <table:table-cell table:style-name="ce6" table:formula="of:=[.E11]/[.C11]" office:value-type="percentage" office:value="0.179128593534346" calcext:value-type="percentage">
            <text:p>17,91 %</text:p>
          </table:table-cell>
        </table:table-row>
        <table:table-row table:style-name="ro2">
          <table:table-cell table:style-name="ce2" office:value-type="date" office:date-value="2025-04-11T14:28:09" calcext:value-type="date">
            <text:p>2025-04-11T14:28:09</text:p>
          </table:table-cell>
          <table:table-cell office:value-type="string" calcext:value-type="string">
            <text:p>swh:1:dir:d92c3afb0b91c88e6fde8277d099caf49e3b5837</text:p>
          </table:table-cell>
          <table:table-cell office:value-type="float" office:value="0.160819482058287" calcext:value-type="float">
            <text:p>0,161</text:p>
          </table:table-cell>
          <table:table-cell office:value-type="float" office:value="0.0334632450249046" calcext:value-type="float">
            <text:p>0,033</text:p>
          </table:table-cell>
          <table:table-cell office:value-type="float" office:value="1.01085855509155" calcext:value-type="float">
            <text:p>1,011</text:p>
          </table:table-cell>
          <table:table-cell office:value-type="float" office:value="0.0205546759534627" calcext:value-type="float">
            <text:p>0,021</text:p>
          </table:table-cell>
          <table:table-cell table:number-columns-repeated="3" office:value-type="string" calcext:value-type="string">
            <text:p>97,15% Python</text:p>
          </table:table-cell>
          <table:table-cell office:value-type="float" office:value="0.180753" calcext:value-type="float">
            <text:p>0,180753</text:p>
          </table:table-cell>
          <table:table-cell table:style-name="ce6" table:formula="of:=[.J12]/[.P12]" office:value-type="percentage" office:value="1.28865540130514" calcext:value-type="percentage">
            <text:p>128,87 %</text:p>
          </table:table-cell>
          <table:table-cell office:value-type="float" office:value="0.000692" calcext:value-type="float">
            <text:p>0,000692</text:p>
          </table:table-cell>
          <table:table-cell table:style-name="ce6" table:formula="of:=[.L12]/[.P12]" office:value-type="percentage" office:value="0.00493352551660641" calcext:value-type="percentage">
            <text:p>0,49 %</text:p>
          </table:table-cell>
          <table:table-cell office:value-type="float" office:value="0.008297" calcext:value-type="float">
            <text:p>0,008297</text:p>
          </table:table-cell>
          <table:table-cell table:style-name="ce6" table:formula="of:=[.N12]/[.P12]" office:value-type="percentage" office:value="0.0591524005943402" calcext:value-type="percentage">
            <text:p>5,92 %</text:p>
          </table:table-cell>
          <table:table-cell table:style-name="ce7" table:formula="of:=[.C12]-[.F12]" office:value-type="float" office:value="0.140264806104824" calcext:value-type="float">
            <text:p>0,14</text:p>
          </table:table-cell>
          <table:table-cell table:style-name="ce6" table:formula="of:=[.P12]/[.F12]" office:value-type="percentage" office:value="6.82398527821084" calcext:value-type="percentage">
            <text:p>682,40 %</text:p>
          </table:table-cell>
          <table:table-cell table:style-name="ce7" table:formula="of:=[.D12]-[.F12]" office:value-type="float" office:value="0.0129085690714419" calcext:value-type="float">
            <text:p>0,01</text:p>
          </table:table-cell>
          <table:table-cell table:style-name="ce6" table:formula="of:=[.R12]/[.F12]" office:value-type="percentage" office:value="0.628011314830155" calcext:value-type="percentage">
            <text:p>62,80 %</text:p>
          </table:table-cell>
          <table:table-cell table:style-name="ce6" table:formula="of:=[.E12]/[.C12]" office:value-type="percentage" office:value="6.28567224663225" calcext:value-type="percentage">
            <text:p>628,57 %</text:p>
          </table:table-cell>
        </table:table-row>
        <table:table-row table:style-name="ro2">
          <table:table-cell table:style-name="ce2" office:value-type="date" office:date-value="2025-04-11T14:28:28" calcext:value-type="date">
            <text:p>2025-04-11T14:28:28</text:p>
          </table:table-cell>
          <table:table-cell office:value-type="string" calcext:value-type="string">
            <text:p>swh:1:dir:fc1f5083b4f69c140ae46f3bf7ba4c5bcc9a005b</text:p>
          </table:table-cell>
          <table:table-cell office:value-type="float" office:value="0.205642772139981" calcext:value-type="float">
            <text:p>0,206</text:p>
          </table:table-cell>
          <table:table-cell office:value-type="float" office:value="0.0276479590684176" calcext:value-type="float">
            <text:p>0,028</text:p>
          </table:table-cell>
          <table:table-cell office:value-type="float" office:value="0.946329433005303" calcext:value-type="float">
            <text:p>0,946</text:p>
          </table:table-cell>
          <table:table-cell office:value-type="float" office:value="0.0176939440425485" calcext:value-type="float">
            <text:p>0,018</text:p>
          </table:table-cell>
          <table:table-cell table:number-columns-repeated="3" office:value-type="string" calcext:value-type="string">
            <text:p>96,30% Python</text:p>
          </table:table-cell>
          <table:table-cell office:value-type="float" office:value="0.142986" calcext:value-type="float">
            <text:p>0,142986</text:p>
          </table:table-cell>
          <table:table-cell table:style-name="ce6" table:formula="of:=[.J13]/[.P13]" office:value-type="percentage" office:value="0.760770904758586" calcext:value-type="percentage">
            <text:p>76,08 %</text:p>
          </table:table-cell>
          <table:table-cell office:value-type="float" office:value="0.000979" calcext:value-type="float">
            <text:p>0,000979</text:p>
          </table:table-cell>
          <table:table-cell table:style-name="ce6" table:formula="of:=[.L13]/[.P13]" office:value-type="percentage" office:value="0.00520886461442838" calcext:value-type="percentage">
            <text:p>0,52 %</text:p>
          </table:table-cell>
          <table:table-cell office:value-type="float" office:value="0.016795" calcext:value-type="float">
            <text:p>0,016795</text:p>
          </table:table-cell>
          <table:table-cell table:style-name="ce6" table:formula="of:=[.N13]/[.P13]" office:value-type="percentage" office:value="0.0893594292127933" calcext:value-type="percentage">
            <text:p>8,94 %</text:p>
          </table:table-cell>
          <table:table-cell table:style-name="ce7" table:formula="of:=[.C13]-[.F13]" office:value-type="float" office:value="0.187948828097433" calcext:value-type="float">
            <text:p>0,19</text:p>
          </table:table-cell>
          <table:table-cell table:style-name="ce6" table:formula="of:=[.P13]/[.F13]" office:value-type="percentage" office:value="10.6222121899715" calcext:value-type="percentage">
            <text:p>1062,22 %</text:p>
          </table:table-cell>
          <table:table-cell table:style-name="ce7" table:formula="of:=[.D13]-[.F13]" office:value-type="float" office:value="0.00995401502586901" calcext:value-type="float">
            <text:p>0,01</text:p>
          </table:table-cell>
          <table:table-cell table:style-name="ce6" table:formula="of:=[.R13]/[.F13]" office:value-type="percentage" office:value="0.56256620920314" calcext:value-type="percentage">
            <text:p>56,26 %</text:p>
          </table:table-cell>
          <table:table-cell table:style-name="ce6" table:formula="of:=[.E13]/[.C13]" office:value-type="percentage" office:value="4.60181227454537" calcext:value-type="percentage">
            <text:p>460,18 %</text:p>
          </table:table-cell>
        </table:table-row>
        <table:table-row table:style-name="ro2">
          <table:table-cell table:style-name="ce2" office:value-type="date" office:date-value="2025-04-11T14:28:37" calcext:value-type="date">
            <text:p>2025-04-11T14:28:37</text:p>
          </table:table-cell>
          <table:table-cell office:value-type="string" calcext:value-type="string">
            <text:p>swh:1:dir:aca6166e95d54e0c95fead820059b38f2e9d5c4f</text:p>
          </table:table-cell>
          <table:table-cell office:value-type="float" office:value="0.166687592864037" calcext:value-type="float">
            <text:p>0,167</text:p>
          </table:table-cell>
          <table:table-cell office:value-type="float" office:value="0.0478601939976215" calcext:value-type="float">
            <text:p>0,048</text:p>
          </table:table-cell>
          <table:table-cell office:value-type="float" office:value="1.11120206816122" calcext:value-type="float">
            <text:p>1,111</text:p>
          </table:table-cell>
          <table:table-cell office:value-type="float" office:value="0.0205541111063212" calcext:value-type="float">
            <text:p>0,021</text:p>
          </table:table-cell>
          <table:table-cell table:number-columns-repeated="3" office:value-type="string" calcext:value-type="string">
            <text:p>100,00% Python</text:p>
          </table:table-cell>
          <table:table-cell office:value-type="float" office:value="0.174391" calcext:value-type="float">
            <text:p>0,174391</text:p>
          </table:table-cell>
          <table:table-cell table:style-name="ce6" table:formula="of:=[.J14]/[.P14]" office:value-type="percentage" office:value="1.19336785726583" calcext:value-type="percentage">
            <text:p>119,34 %</text:p>
          </table:table-cell>
          <table:table-cell office:value-type="float" office:value="0.000247" calcext:value-type="float">
            <text:p>0,000247</text:p>
          </table:table-cell>
          <table:table-cell table:style-name="ce6" table:formula="of:=[.L14]/[.P14]" office:value-type="percentage" office:value="0.00169023550954269" calcext:value-type="percentage">
            <text:p>0,17 %</text:p>
          </table:table-cell>
          <table:table-cell office:value-type="float" office:value="0.005021" calcext:value-type="float">
            <text:p>0,005021</text:p>
          </table:table-cell>
          <table:table-cell table:style-name="ce6" table:formula="of:=[.N14]/[.P14]" office:value-type="percentage" office:value="0.034358997949044" calcext:value-type="percentage">
            <text:p>3,44 %</text:p>
          </table:table-cell>
          <table:table-cell table:style-name="ce7" table:formula="of:=[.C14]-[.F14]" office:value-type="float" office:value="0.146133481757715" calcext:value-type="float">
            <text:p>0,15</text:p>
          </table:table-cell>
          <table:table-cell table:style-name="ce6" table:formula="of:=[.P14]/[.F14]" office:value-type="percentage" office:value="7.1096960117518" calcext:value-type="percentage">
            <text:p>710,97 %</text:p>
          </table:table-cell>
          <table:table-cell table:style-name="ce7" table:formula="of:=[.D14]-[.F14]" office:value-type="float" office:value="0.0273060828913003" calcext:value-type="float">
            <text:p>0,03</text:p>
          </table:table-cell>
          <table:table-cell table:style-name="ce6" table:formula="of:=[.R14]/[.F14]" office:value-type="percentage" office:value="1.32849738672973" calcext:value-type="percentage">
            <text:p>132,85 %</text:p>
          </table:table-cell>
          <table:table-cell table:style-name="ce6" table:formula="of:=[.E14]/[.C14]" office:value-type="percentage" office:value="6.66637539764344" calcext:value-type="percentage">
            <text:p>666,64 %</text:p>
          </table:table-cell>
        </table:table-row>
        <table:table-row table:style-name="ro2">
          <table:table-cell table:style-name="ce2" office:value-type="date" office:date-value="2025-04-11T14:29:06" calcext:value-type="date">
            <text:p>2025-04-11T14:29:06</text:p>
          </table:table-cell>
          <table:table-cell office:value-type="string" calcext:value-type="string">
            <text:p>swh:1:dir:42c5aa5813e90502c4e397a9bbe5f549d720fecd</text:p>
          </table:table-cell>
          <table:table-cell office:value-type="float" office:value="0.176168936071917" calcext:value-type="float">
            <text:p>0,176</text:p>
          </table:table-cell>
          <table:table-cell office:value-type="float" office:value="0.0354635308030993" calcext:value-type="float">
            <text:p>0,035</text:p>
          </table:table-cell>
          <table:table-cell office:value-type="float" office:value="1.31899192905985" calcext:value-type="float">
            <text:p>1,319</text:p>
          </table:table-cell>
          <table:table-cell office:value-type="float" office:value="0.0225682470481843" calcext:value-type="float">
            <text:p>0,023</text:p>
          </table:table-cell>
          <table:table-cell table:number-columns-repeated="3" office:value-type="string" calcext:value-type="string">
            <text:p>97,18% Python</text:p>
          </table:table-cell>
          <table:table-cell office:value-type="float" office:value="0.23095" calcext:value-type="float">
            <text:p>0,23095</text:p>
          </table:table-cell>
          <table:table-cell table:style-name="ce6" table:formula="of:=[.J15]/[.P15]" office:value-type="percentage" office:value="1.50357398438698" calcext:value-type="percentage">
            <text:p>150,36 %</text:p>
          </table:table-cell>
          <table:table-cell office:value-type="float" office:value="0.000712" calcext:value-type="float">
            <text:p>0,000712</text:p>
          </table:table-cell>
          <table:table-cell table:style-name="ce6" table:formula="of:=[.L15]/[.P15]" office:value-type="percentage" office:value="0.0046353958730614" calcext:value-type="percentage">
            <text:p>0,46 %</text:p>
          </table:table-cell>
          <table:table-cell office:value-type="float" office:value="0.007147" calcext:value-type="float">
            <text:p>0,007147</text:p>
          </table:table-cell>
          <table:table-cell table:style-name="ce6" table:formula="of:=[.N15]/[.P15]" office:value-type="percentage" office:value="0.0465297391920925" calcext:value-type="percentage">
            <text:p>4,65 %</text:p>
          </table:table-cell>
          <table:table-cell table:style-name="ce7" table:formula="of:=[.C15]-[.F15]" office:value-type="float" office:value="0.153600689023733" calcext:value-type="float">
            <text:p>0,15</text:p>
          </table:table-cell>
          <table:table-cell table:style-name="ce6" table:formula="of:=[.P15]/[.F15]" office:value-type="percentage" office:value="6.80605315493881" calcext:value-type="percentage">
            <text:p>680,61 %</text:p>
          </table:table-cell>
          <table:table-cell table:style-name="ce7" table:formula="of:=[.D15]-[.F15]" office:value-type="float" office:value="0.012895283754915" calcext:value-type="float">
            <text:p>0,01</text:p>
          </table:table-cell>
          <table:table-cell table:style-name="ce6" table:formula="of:=[.R15]/[.F15]" office:value-type="percentage" office:value="0.571390579311852" calcext:value-type="percentage">
            <text:p>57,14 %</text:p>
          </table:table-cell>
          <table:table-cell table:style-name="ce6" table:formula="of:=[.E15]/[.C15]" office:value-type="percentage" office:value="7.48708573980033" calcext:value-type="percentage">
            <text:p>748,71 %</text:p>
          </table:table-cell>
        </table:table-row>
        <table:table-row table:style-name="ro2">
          <table:table-cell table:style-name="ce2" office:value-type="date" office:date-value="2025-04-11T14:29:15" calcext:value-type="date">
            <text:p>2025-04-11T14:29:15</text:p>
          </table:table-cell>
          <table:table-cell office:value-type="string" calcext:value-type="string">
            <text:p>swh:1:dir:3083c80237eb824e2de67036e844831b995e8544</text:p>
          </table:table-cell>
          <table:table-cell office:value-type="float" office:value="0.193501930916682" calcext:value-type="float">
            <text:p>0,194</text:p>
          </table:table-cell>
          <table:table-cell office:value-type="float" office:value="0.0527660450898111" calcext:value-type="float">
            <text:p>0,053</text:p>
          </table:table-cell>
          <table:table-cell office:value-type="float" office:value="1.06961013516411" calcext:value-type="float">
            <text:p>1,070</text:p>
          </table:table-cell>
          <table:table-cell office:value-type="float" office:value="0.0217325321864337" calcext:value-type="float">
            <text:p>0,022</text:p>
          </table:table-cell>
          <table:table-cell table:number-columns-repeated="2" office:value-type="string" calcext:value-type="string">
            <text:p>89,53% Python</text:p>
          </table:table-cell>
          <table:table-cell office:value-type="string" calcext:value-type="string">
            <text:p>89,58% Python</text:p>
          </table:table-cell>
          <table:table-cell office:value-type="float" office:value="0.179569" calcext:value-type="float">
            <text:p>0,179569</text:p>
          </table:table-cell>
          <table:table-cell table:style-name="ce6" table:formula="of:=[.J16]/[.P16]" office:value-type="percentage" office:value="1.04540739693687" calcext:value-type="percentage">
            <text:p>104,54 %</text:p>
          </table:table-cell>
          <table:table-cell office:value-type="float" office:value="0.000262" calcext:value-type="float">
            <text:p>0,000262</text:p>
          </table:table-cell>
          <table:table-cell table:style-name="ce6" table:formula="of:=[.L16]/[.P16]" office:value-type="percentage" office:value="0.00152530079243889" calcext:value-type="percentage">
            <text:p>0,15 %</text:p>
          </table:table-cell>
          <table:table-cell office:value-type="float" office:value="0.004614" calcext:value-type="float">
            <text:p>0,004614</text:p>
          </table:table-cell>
          <table:table-cell table:style-name="ce6" table:formula="of:=[.N16]/[.P16]" office:value-type="percentage" office:value="0.0268615948714239" calcext:value-type="percentage">
            <text:p>2,69 %</text:p>
          </table:table-cell>
          <table:table-cell table:style-name="ce7" table:formula="of:=[.C16]-[.F16]" office:value-type="float" office:value="0.171769398730248" calcext:value-type="float">
            <text:p>0,17</text:p>
          </table:table-cell>
          <table:table-cell table:style-name="ce6" table:formula="of:=[.P16]/[.F16]" office:value-type="percentage" office:value="7.90379129577333" calcext:value-type="percentage">
            <text:p>790,38 %</text:p>
          </table:table-cell>
          <table:table-cell table:style-name="ce7" table:formula="of:=[.D16]-[.F16]" office:value-type="float" office:value="0.0310335129033774" calcext:value-type="float">
            <text:p>0,03</text:p>
          </table:table-cell>
          <table:table-cell table:style-name="ce6" table:formula="of:=[.R16]/[.F16]" office:value-type="percentage" office:value="1.42797501170847" calcext:value-type="percentage">
            <text:p>142,80 %</text:p>
          </table:table-cell>
          <table:table-cell table:style-name="ce6" table:formula="of:=[.E16]/[.C16]" office:value-type="percentage" office:value="5.5276457971092" calcext:value-type="percentage">
            <text:p>552,76 %</text:p>
          </table:table-cell>
        </table:table-row>
        <table:table-row table:style-name="ro2">
          <table:table-cell table:style-name="ce2" office:value-type="date" office:date-value="2025-04-11T14:29:45" calcext:value-type="date">
            <text:p>2025-04-11T14:29:45</text:p>
          </table:table-cell>
          <table:table-cell office:value-type="string" calcext:value-type="string">
            <text:p>swh:1:dir:cc68c8975169f7114e8549280504729bcc0fecf6</text:p>
          </table:table-cell>
          <table:table-cell office:value-type="float" office:value="0.478114292025566" calcext:value-type="float">
            <text:p>0,478</text:p>
          </table:table-cell>
          <table:table-cell office:value-type="float" office:value="0.0710191340185702" calcext:value-type="float">
            <text:p>0,071</text:p>
          </table:table-cell>
          <table:table-cell office:value-type="float" office:value="0.96776711079292" calcext:value-type="float">
            <text:p>0,968</text:p>
          </table:table-cell>
          <table:table-cell office:value-type="float" office:value="0.0249444979708642" calcext:value-type="float">
            <text:p>0,025</text:p>
          </table:table-cell>
          <table:table-cell table:number-columns-repeated="3" office:value-type="string" calcext:value-type="string">
            <text:p>84,44% Python</text:p>
          </table:table-cell>
          <table:table-cell office:value-type="float" office:value="0.159735" calcext:value-type="float">
            <text:p>0,159735</text:p>
          </table:table-cell>
          <table:table-cell table:style-name="ce6" table:formula="of:=[.J17]/[.P17]" office:value-type="percentage" office:value="0.352483775608218" calcext:value-type="percentage">
            <text:p>35,25 %</text:p>
          </table:table-cell>
          <table:table-cell office:value-type="float" office:value="0.005439" calcext:value-type="float">
            <text:p>0,005439</text:p>
          </table:table-cell>
          <table:table-cell table:style-name="ce6" table:formula="of:=[.L17]/[.P17]" office:value-type="percentage" office:value="0.0120021238647328" calcext:value-type="percentage">
            <text:p>1,20 %</text:p>
          </table:table-cell>
          <table:table-cell office:value-type="float" office:value="0.107428" calcext:value-type="float">
            <text:p>0,107428</text:p>
          </table:table-cell>
          <table:table-cell table:style-name="ce6" table:formula="of:=[.N17]/[.P17]" office:value-type="percentage" office:value="0.237059048086141" calcext:value-type="percentage">
            <text:p>23,71 %</text:p>
          </table:table-cell>
          <table:table-cell table:style-name="ce7" table:formula="of:=[.C17]-[.F17]" office:value-type="float" office:value="0.453169794054702" calcext:value-type="float">
            <text:p>0,45</text:p>
          </table:table-cell>
          <table:table-cell table:style-name="ce6" table:formula="of:=[.P17]/[.F17]" office:value-type="percentage" office:value="18.1671242525713" calcext:value-type="percentage">
            <text:p>1816,71 %</text:p>
          </table:table-cell>
          <table:table-cell table:style-name="ce7" table:formula="of:=[.D17]-[.F17]" office:value-type="float" office:value="0.046074636047706" calcext:value-type="float">
            <text:p>0,05</text:p>
          </table:table-cell>
          <table:table-cell table:style-name="ce6" table:formula="of:=[.R17]/[.F17]" office:value-type="percentage" office:value="1.84708612302089" calcext:value-type="percentage">
            <text:p>184,71 %</text:p>
          </table:table-cell>
          <table:table-cell table:style-name="ce6" table:formula="of:=[.E17]/[.C17]" office:value-type="percentage" office:value="2.02413340687413" calcext:value-type="percentage">
            <text:p>202,41 %</text:p>
          </table:table-cell>
        </table:table-row>
        <table:table-row table:style-name="ro2">
          <table:table-cell table:style-name="ce2" office:value-type="date" office:date-value="2025-04-11T14:30:04" calcext:value-type="date">
            <text:p>2025-04-11T14:30:04</text:p>
          </table:table-cell>
          <table:table-cell office:value-type="string" calcext:value-type="string">
            <text:p>swh:1:dir:419a4e23f6760e7fa39b8caa51432d11b015c6ff</text:p>
          </table:table-cell>
          <table:table-cell office:value-type="float" office:value="0.162552225869149" calcext:value-type="float">
            <text:p>0,163</text:p>
          </table:table-cell>
          <table:table-cell office:value-type="float" office:value="0.0311598312109709" calcext:value-type="float">
            <text:p>0,031</text:p>
          </table:table-cell>
          <table:table-cell office:value-type="float" office:value="1.10790284094401" calcext:value-type="float">
            <text:p>1,108</text:p>
          </table:table-cell>
          <table:table-cell office:value-type="float" office:value="0.0193337418604642" calcext:value-type="float">
            <text:p>0,019</text:p>
          </table:table-cell>
          <table:table-cell table:number-columns-repeated="3" office:value-type="string" calcext:value-type="string">
            <text:p>96,49% Python</text:p>
          </table:table-cell>
          <table:table-cell office:value-type="float" office:value="0.094945" calcext:value-type="float">
            <text:p>0,094945</text:p>
          </table:table-cell>
          <table:table-cell table:style-name="ce6" table:formula="of:=[.J18]/[.P18]" office:value-type="percentage" office:value="0.66293817210244" calcext:value-type="percentage">
            <text:p>66,29 %</text:p>
          </table:table-cell>
          <table:table-cell office:value-type="float" office:value="0.000662" calcext:value-type="float">
            <text:p>0,000662</text:p>
          </table:table-cell>
          <table:table-cell table:style-name="ce6" table:formula="of:=[.L18]/[.P18]" office:value-type="percentage" office:value="0.00462230838834921" calcext:value-type="percentage">
            <text:p>0,46 %</text:p>
          </table:table-cell>
          <table:table-cell office:value-type="float" office:value="0.007272" calcext:value-type="float">
            <text:p>0,007272</text:p>
          </table:table-cell>
          <table:table-cell table:style-name="ce6" table:formula="of:=[.N18]/[.P18]" office:value-type="percentage" office:value="0.0507755688822892" calcext:value-type="percentage">
            <text:p>5,08 %</text:p>
          </table:table-cell>
          <table:table-cell table:style-name="ce7" table:formula="of:=[.C18]-[.F18]" office:value-type="float" office:value="0.143218484008685" calcext:value-type="float">
            <text:p>0,14</text:p>
          </table:table-cell>
          <table:table-cell table:style-name="ce6" table:formula="of:=[.P18]/[.F18]" office:value-type="percentage" office:value="7.40769609123384" calcext:value-type="percentage">
            <text:p>740,77 %</text:p>
          </table:table-cell>
          <table:table-cell table:style-name="ce7" table:formula="of:=[.D18]-[.F18]" office:value-type="float" office:value="0.0118260893505067" calcext:value-type="float">
            <text:p>0,01</text:p>
          </table:table-cell>
          <table:table-cell table:style-name="ce6" table:formula="of:=[.R18]/[.F18]" office:value-type="percentage" office:value="0.611681351486851" calcext:value-type="percentage">
            <text:p>61,17 %</text:p>
          </table:table-cell>
          <table:table-cell table:style-name="ce6" table:formula="of:=[.E18]/[.C18]" office:value-type="percentage" office:value="6.815673147631" calcext:value-type="percentage">
            <text:p>681,57 %</text:p>
          </table:table-cell>
        </table:table-row>
        <table:table-row table:style-name="ro2">
          <table:table-cell table:style-name="ce2" office:value-type="date" office:date-value="2025-04-11T14:30:13" calcext:value-type="date">
            <text:p>2025-04-11T14:30:13</text:p>
          </table:table-cell>
          <table:table-cell office:value-type="string" calcext:value-type="string">
            <text:p>swh:1:dir:5830888b018a9f8ff82c4aa131f3cd83b39d9f9a</text:p>
          </table:table-cell>
          <table:table-cell office:value-type="float" office:value="0.321501207072288" calcext:value-type="float">
            <text:p>0,322</text:p>
          </table:table-cell>
          <table:table-cell office:value-type="float" office:value="0.0428464710712433" calcext:value-type="float">
            <text:p>0,043</text:p>
          </table:table-cell>
          <table:table-cell office:value-type="float" office:value="1.01544376998208" calcext:value-type="float">
            <text:p>1,015</text:p>
          </table:table-cell>
          <table:table-cell office:value-type="float" office:value="0.0269016679376364" calcext:value-type="float">
            <text:p>0,027</text:p>
          </table:table-cell>
          <table:table-cell table:number-columns-repeated="3" office:value-type="string" calcext:value-type="string">
            <text:p>100,00% Python</text:p>
          </table:table-cell>
          <table:table-cell office:value-type="float" office:value="0.346277" calcext:value-type="float">
            <text:p>0,346277</text:p>
          </table:table-cell>
          <table:table-cell table:style-name="ce6" table:formula="of:=[.J19]/[.P19]" office:value-type="percentage" office:value="1.17541595963505" calcext:value-type="percentage">
            <text:p>117,54 %</text:p>
          </table:table-cell>
          <table:table-cell office:value-type="float" office:value="0.000328" calcext:value-type="float">
            <text:p>0,000328</text:p>
          </table:table-cell>
          <table:table-cell table:style-name="ce6" table:formula="of:=[.L19]/[.P19]" office:value-type="percentage" office:value="0.00111337580826996" calcext:value-type="percentage">
            <text:p>0,11 %</text:p>
          </table:table-cell>
          <table:table-cell office:value-type="float" office:value="0.005181" calcext:value-type="float">
            <text:p>0,005181</text:p>
          </table:table-cell>
          <table:table-cell table:style-name="ce6" table:formula="of:=[.N19]/[.P19]" office:value-type="percentage" office:value="0.0175865855568496" calcext:value-type="percentage">
            <text:p>1,76 %</text:p>
          </table:table-cell>
          <table:table-cell table:style-name="ce7" table:formula="of:=[.C19]-[.F19]" office:value-type="float" office:value="0.294599539134651" calcext:value-type="float">
            <text:p>0,29</text:p>
          </table:table-cell>
          <table:table-cell table:style-name="ce6" table:formula="of:=[.P19]/[.F19]" office:value-type="percentage" office:value="10.9509767133248" calcext:value-type="percentage">
            <text:p>1095,10 %</text:p>
          </table:table-cell>
          <table:table-cell table:style-name="ce7" table:formula="of:=[.D19]-[.F19]" office:value-type="float" office:value="0.0159448031336069" calcext:value-type="float">
            <text:p>0,02</text:p>
          </table:table-cell>
          <table:table-cell table:style-name="ce6" table:formula="of:=[.R19]/[.F19]" office:value-type="percentage" office:value="0.592706860056791" calcext:value-type="percentage">
            <text:p>59,27 %</text:p>
          </table:table-cell>
          <table:table-cell table:style-name="ce6" table:formula="of:=[.E19]/[.C19]" office:value-type="percentage" office:value="3.15844465788823" calcext:value-type="percentage">
            <text:p>315,84 %</text:p>
          </table:table-cell>
        </table:table-row>
        <table:table-row table:style-name="ro2">
          <table:table-cell table:style-name="ce2" office:value-type="date" office:date-value="2025-04-11T14:30:21" calcext:value-type="date">
            <text:p>2025-04-11T14:30:21</text:p>
          </table:table-cell>
          <table:table-cell office:value-type="string" calcext:value-type="string">
            <text:p>swh:1:dir:70ccd2b5c32c29aecc49364dd6d6fe9b2d25a43a</text:p>
          </table:table-cell>
          <table:table-cell office:value-type="float" office:value="0.163844084134325" calcext:value-type="float">
            <text:p>0,164</text:p>
          </table:table-cell>
          <table:table-cell office:value-type="float" office:value="0.0329847591929138" calcext:value-type="float">
            <text:p>0,033</text:p>
          </table:table-cell>
          <table:table-cell office:value-type="float" office:value="1.22896704496816" calcext:value-type="float">
            <text:p>1,229</text:p>
          </table:table-cell>
          <table:table-cell office:value-type="float" office:value="0.021413637092337" calcext:value-type="float">
            <text:p>0,021</text:p>
          </table:table-cell>
          <table:table-cell table:number-columns-repeated="3" office:value-type="string" calcext:value-type="string">
            <text:p>97,21% Python</text:p>
          </table:table-cell>
          <table:table-cell office:value-type="float" office:value="0.072382" calcext:value-type="float">
            <text:p>0,072382</text:p>
          </table:table-cell>
          <table:table-cell table:style-name="ce6" table:formula="of:=[.J20]/[.P20]" office:value-type="percentage" office:value="0.508191903509661" calcext:value-type="percentage">
            <text:p>50,82 %</text:p>
          </table:table-cell>
          <table:table-cell office:value-type="float" office:value="0.000727" calcext:value-type="float">
            <text:p>0,000727</text:p>
          </table:table-cell>
          <table:table-cell table:style-name="ce6" table:formula="of:=[.L20]/[.P20]" office:value-type="percentage" office:value="0.00510424572202375" calcext:value-type="percentage">
            <text:p>0,51 %</text:p>
          </table:table-cell>
          <table:table-cell office:value-type="float" office:value="0.007331" calcext:value-type="float">
            <text:p>0,007331</text:p>
          </table:table-cell>
          <table:table-cell table:style-name="ce6" table:formula="of:=[.N20]/[.P20]" office:value-type="percentage" office:value="0.0514707364348778" calcext:value-type="percentage">
            <text:p>5,15 %</text:p>
          </table:table-cell>
          <table:table-cell table:style-name="ce7" table:formula="of:=[.C20]-[.F20]" office:value-type="float" office:value="0.142430447041988" calcext:value-type="float">
            <text:p>0,14</text:p>
          </table:table-cell>
          <table:table-cell table:style-name="ce6" table:formula="of:=[.P20]/[.F20]" office:value-type="percentage" office:value="6.65138978622916" calcext:value-type="percentage">
            <text:p>665,14 %</text:p>
          </table:table-cell>
          <table:table-cell table:style-name="ce7" table:formula="of:=[.D20]-[.F20]" office:value-type="float" office:value="0.0115711221005768" calcext:value-type="float">
            <text:p>0,01</text:p>
          </table:table-cell>
          <table:table-cell table:style-name="ce6" table:formula="of:=[.R20]/[.F20]" office:value-type="percentage" office:value="0.540362295796894" calcext:value-type="percentage">
            <text:p>54,04 %</text:p>
          </table:table-cell>
          <table:table-cell table:style-name="ce6" table:formula="of:=[.E20]/[.C20]" office:value-type="percentage" office:value="7.50083258398641" calcext:value-type="percentage">
            <text:p>750,08 %</text:p>
          </table:table-cell>
        </table:table-row>
        <table:table-row table:style-name="ro2">
          <table:table-cell table:style-name="ce2" office:value-type="date" office:date-value="2025-04-11T14:31:13" calcext:value-type="date">
            <text:p>2025-04-11T14:31:13</text:p>
          </table:table-cell>
          <table:table-cell office:value-type="string" calcext:value-type="string">
            <text:p>swh:1:dir:0b560763a67d7d5f2774460eb91ff0920decfb22</text:p>
          </table:table-cell>
          <table:table-cell office:value-type="float" office:value="0.122298680944368" calcext:value-type="float">
            <text:p>0,122</text:p>
          </table:table-cell>
          <table:table-cell office:value-type="float" office:value="0.0306687091942877" calcext:value-type="float">
            <text:p>0,031</text:p>
          </table:table-cell>
          <table:table-cell office:value-type="float" office:value="1.70222056796774" calcext:value-type="float">
            <text:p>1,702</text:p>
          </table:table-cell>
          <table:table-cell office:value-type="float" office:value="0.0164953391067684" calcext:value-type="float">
            <text:p>0,016</text:p>
          </table:table-cell>
          <table:table-cell table:number-columns-repeated="3" office:value-type="string" calcext:value-type="string">
            <text:p>98,41% Python</text:p>
          </table:table-cell>
          <table:table-cell office:value-type="float" office:value="0.05901" calcext:value-type="float">
            <text:p>0,05901</text:p>
          </table:table-cell>
          <table:table-cell table:style-name="ce6" table:formula="of:=[.J21]/[.P21]" office:value-type="percentage" office:value="0.557732855835271" calcext:value-type="percentage">
            <text:p>55,77 %</text:p>
          </table:table-cell>
          <table:table-cell office:value-type="float" office:value="0.000198" calcext:value-type="float">
            <text:p>0,000198</text:p>
          </table:table-cell>
          <table:table-cell table:style-name="ce6" table:formula="of:=[.L21]/[.P21]" office:value-type="percentage" office:value="0.00187139646594448" calcext:value-type="percentage">
            <text:p>0,19 %</text:p>
          </table:table-cell>
          <table:table-cell office:value-type="float" office:value="0.018163" calcext:value-type="float">
            <text:p>0,018163</text:p>
          </table:table-cell>
          <table:table-cell table:style-name="ce6" table:formula="of:=[.N21]/[.P21]" office:value-type="percentage" office:value="0.171667545509846" calcext:value-type="percentage">
            <text:p>17,17 %</text:p>
          </table:table-cell>
          <table:table-cell table:style-name="ce7" table:formula="of:=[.C21]-[.F21]" office:value-type="float" office:value="0.1058033418376" calcext:value-type="float">
            <text:p>0,11</text:p>
          </table:table-cell>
          <table:table-cell table:style-name="ce6" table:formula="of:=[.P21]/[.F21]" office:value-type="percentage" office:value="6.41413560235246" calcext:value-type="percentage">
            <text:p>641,41 %</text:p>
          </table:table-cell>
          <table:table-cell table:style-name="ce7" table:formula="of:=[.D21]-[.F21]" office:value-type="float" office:value="0.0141733700875193" calcext:value-type="float">
            <text:p>0,01</text:p>
          </table:table-cell>
          <table:table-cell table:style-name="ce6" table:formula="of:=[.R21]/[.F21]" office:value-type="percentage" office:value="0.859234841780468" calcext:value-type="percentage">
            <text:p>85,92 %</text:p>
          </table:table-cell>
          <table:table-cell table:style-name="ce6" table:formula="of:=[.E21]/[.C21]" office:value-type="percentage" office:value="13.9185521448269" calcext:value-type="percentage">
            <text:p>1391,86 %</text:p>
          </table:table-cell>
        </table:table-row>
        <table:table-row table:style-name="ro2">
          <table:table-cell table:style-name="ce2" office:value-type="date" office:date-value="2025-04-11T14:31:22" calcext:value-type="date">
            <text:p>2025-04-11T14:31:22</text:p>
          </table:table-cell>
          <table:table-cell office:value-type="string" calcext:value-type="string">
            <text:p>swh:1:dir:954d1de3af4d5f2847676cfedc6392402358a808</text:p>
          </table:table-cell>
          <table:table-cell office:value-type="float" office:value="16.2832230050117" calcext:value-type="float">
            <text:p>16,283</text:p>
          </table:table-cell>
          <table:table-cell office:value-type="float" office:value="4.02272132597864" calcext:value-type="float">
            <text:p>4,023</text:p>
          </table:table-cell>
          <table:table-cell office:value-type="float" office:value="2.21552093094215" calcext:value-type="float">
            <text:p>2,216</text:p>
          </table:table-cell>
          <table:table-cell office:value-type="float" office:value="0.0614942570682615" calcext:value-type="float">
            <text:p>0,061</text:p>
          </table:table-cell>
          <table:table-cell table:number-columns-repeated="2" office:value-type="string" calcext:value-type="string">
            <text:p>94,62% Python</text:p>
          </table:table-cell>
          <table:table-cell office:value-type="string" calcext:value-type="string">
            <text:p>94,60% Python</text:p>
          </table:table-cell>
          <table:table-cell office:value-type="float" office:value="13.050023" calcext:value-type="float">
            <text:p>13,050023</text:p>
          </table:table-cell>
          <table:table-cell table:style-name="ce6" table:formula="of:=[.J22]/[.P22]" office:value-type="percentage" office:value="0.804477944538092" calcext:value-type="percentage">
            <text:p>80,45 %</text:p>
          </table:table-cell>
          <table:table-cell office:value-type="float" office:value="0.0235" calcext:value-type="float">
            <text:p>0,0235</text:p>
          </table:table-cell>
          <table:table-cell table:style-name="ce6" table:formula="of:=[.L22]/[.P22]" office:value-type="percentage" office:value="0.00144867420514471" calcext:value-type="percentage">
            <text:p>0,14 %</text:p>
          </table:table-cell>
          <table:table-cell office:value-type="float" office:value="0.319816" calcext:value-type="float">
            <text:p>0,319816</text:p>
          </table:table-cell>
          <table:table-cell table:style-name="ce6" table:formula="of:=[.N22]/[.P22]" office:value-type="percentage" office:value="0.0197152846635132" calcext:value-type="percentage">
            <text:p>1,97 %</text:p>
          </table:table-cell>
          <table:table-cell table:style-name="ce7" table:formula="of:=[.C22]-[.F22]" office:value-type="float" office:value="16.2217287479434" calcext:value-type="float">
            <text:p>16,22</text:p>
          </table:table-cell>
          <table:table-cell table:style-name="ce6" table:formula="of:=[.P22]/[.F22]" office:value-type="percentage" office:value="263.792580336999" calcext:value-type="percentage">
            <text:p>26379,26 %</text:p>
          </table:table-cell>
          <table:table-cell table:style-name="ce7" table:formula="of:=[.D22]-[.F22]" office:value-type="float" office:value="3.96122706891038" calcext:value-type="float">
            <text:p>3,96</text:p>
          </table:table-cell>
          <table:table-cell table:style-name="ce6" table:formula="of:=[.R22]/[.F22]" office:value-type="percentage" office:value="64.4162114929404" calcext:value-type="percentage">
            <text:p>6441,62 %</text:p>
          </table:table-cell>
          <table:table-cell table:style-name="ce6" table:formula="of:=[.E22]/[.C22]" office:value-type="percentage" office:value="0.136061572715687" calcext:value-type="percentage">
            <text:p>13,61 %</text:p>
          </table:table-cell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5"/>
          <table:table-cell table:formula="of:=AVERAGE([.F2:.F22])" office:value-type="float" office:value="0.0283842701132276" calcext:value-type="float">
            <text:p>0,028</text:p>
          </table:table-cell>
          <table:table-cell table:number-columns-repeated="14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0"/>
          <table:table-cell table:style-name="ce6" table:formula="of:=AVERAGE([.K2:.K22])" office:value-type="percentage" office:value="0.848445197246728" calcext:value-type="percentage">
            <text:p>84,84 %</text:p>
          </table:table-cell>
          <table:table-cell table:style-name="ce6"/>
          <table:table-cell table:style-name="ce6" table:formula="of:=AVERAGE([.M2:.M22])" office:value-type="percentage" office:value="0.00276884546663154" calcext:value-type="percentage">
            <text:p>0,28 %</text:p>
          </table:table-cell>
          <table:table-cell table:style-name="ce6"/>
          <table:table-cell table:style-name="ce6" table:formula="of:=AVERAGE([.O2:.O22])" office:value-type="percentage" office:value="0.0752374285303575" calcext:value-type="percentage">
            <text:p>7,52 %</text:p>
          </table:table-cell>
          <table:table-cell table:style-name="ce6"/>
          <table:table-cell table:style-name="ce6" table:formula="of:=AVERAGE([.Q2:.Q22])" office:value-type="percentage" office:value="56.3862228204472" calcext:value-type="percentage">
            <text:p>5638,62 %</text:p>
          </table:table-cell>
          <table:table-cell table:style-name="ce6"/>
          <table:table-cell table:style-name="ce6" table:formula="of:=AVERAGE([.S2:.S22])" office:value-type="percentage" office:value="13.2080807846419" calcext:value-type="percentage">
            <text:p>1320,81 %</text:p>
          </table:table-cell>
          <table:table-cell table:style-name="ce6" table:formula="of:=AVERAGE([.T2:.T22])" office:value-type="percentage" office:value="5.24125795269376" calcext:value-type="percentage">
            <text:p>524,13 %</text:p>
          </table:table-cell>
        </table:table-row>
        <table:table-row table:style-name="ro2">
          <table:table-cell table:number-columns-repeated="16"/>
          <table:table-cell office:value-type="string" calcext:value-type="string">
            <text:p>fuse is 56 times slower</text:p>
          </table:table-cell>
          <table:table-cell table:number-columns-repeated="2"/>
          <table:table-cell office:value-type="string" calcext:value-type="string">
            <text:p>when cold, FUSE is still 5x faster than downloading from vault !</text:p>
          </table:table-cell>
        </table:table-row>
        <table:table-row table:style-name="ro2">
          <table:table-cell table:number-columns-repeated="18"/>
          <table:table-cell office:value-type="string" calcext:value-type="string">
            <text:p>fuse is 13 times slower than local</text:p>
          </table:table-cell>
          <table:table-cell/>
        </table:table-row>
        <table:table-row table:style-name="ro2" table:number-rows-repeated="1048546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1:28:04.0203063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5T11:37:33.993954812</dc:date>
    <meta:editing-duration>PT21M44S</meta:editing-duration>
    <meta:editing-cycles>3</meta:editing-cycles>
    <meta:generator>LibreOffice/24.2.7.2$Linux_X86_64 LibreOffice_project/420$Build-2</meta:generator>
    <meta:document-statistic meta:table-count="1" meta:cell-count="448" meta:object-count="0"/>
  </office:meta>
</office:document-meta>
</file>